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, 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, 宋体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fe8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3.92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6.245cm" fo:min-width="12.38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0.52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7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9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8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4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6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5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64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6.66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3.55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6.3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9.00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0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6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54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6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4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.78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50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6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5.55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5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8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31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1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0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35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8.34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7.2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3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6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03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8.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2.301cm" fo:min-width="19.26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1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10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961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5.683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2.008cm" fo:min-width="19.03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77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45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0.79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0.34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fill-color="#ffffff" fo:min-height="0.557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fill-color="#ffffff" fo:min-height="1.407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19.26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6.081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2.53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4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72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80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0.0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5.25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33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9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53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9.006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fill-color="#ffffff" fo:min-height="0.556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4.921cm" fo:min-width="24.10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8.002cm" fo:min-width="16.892cm" fo:padding-top="0cm" fo:padding-bottom="0cm" fo:padding-left="0cm" fo:padding-right="0cm" loext:decorative="false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4.22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5.642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e327ff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e327ff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style:writing-mode="lr-tb"/>
      <style:paragraph-properties fo:text-align="start"/>
      <style:text-properties fo:font-size="12pt" style:font-size-asian="12pt" style:font-size-complex="12pt"/>
    </style:style>
    <style:style style:name="ce6" style:family="table-cell">
      <loext:graphic-properties style:writing-mode="lr-tb"/>
      <style:paragraph-properties fo:margin-top="0.42cm" fo:margin-bottom="0.35cm" fo:text-align="start"/>
      <style:text-properties fo:font-size="12pt" style:font-size-asian="12pt" style:font-size-complex="12pt"/>
    </style:style>
    <style:style style:name="ce7" style:family="table-cell">
      <style:text-properties fo:font-size="12pt" style:font-size-asian="12pt" style:font-size-complex="12pt"/>
    </style:style>
    <style:style style:name="ce8" style:family="table-cell">
      <loext:graphic-properties style:writing-mode="lr-tb"/>
      <style:paragraph-properties fo:margin-top="0.42cm" fo:margin-bottom="0.35cm" fo:text-align="start" fo:border-left="0.28pt solid #000000" fo:border-right="0.28pt solid #000000" fo:border-top="0.28pt solid #000000" fo:border-bottom="none"/>
      <style:text-properties fo:font-size="12pt" style:font-size-asian="12pt" style:font-size-complex="12pt"/>
    </style:style>
    <style:style style:name="ce9" style:family="table-cell">
      <loext:graphic-properties style:writing-mode="lr-tb"/>
      <style:paragraph-properties fo:text-align="start" fo:border-left="0.28pt solid #000000" fo:border-right="0.28pt solid #000000" fo:border-top="0.28pt solid #000000" fo:border-bottom="none"/>
      <style:text-properties fo:font-size="12pt" style:font-size-asian="12pt" style:font-size-complex="12pt"/>
    </style:style>
    <style:style style:name="ce10" style:family="table-cell">
      <style:paragraph-properties fo:text-align="center" fo:border-left="0.28pt solid #000000" fo:border-right="none" fo:border-top="0.28pt solid #000000" fo:border-bottom="0.28pt solid #000000"/>
      <style:text-properties fo:font-size="12pt" style:font-size-asian="12pt" style:font-size-complex="12pt"/>
    </style:style>
    <style:style style:name="ce11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e327ff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loext:graphic-properties draw:fill="solid" draw:fill-color="#f5ffe8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paragraph-properties fo:margin-top="0.42cm" fo:margin-bottom="0.35cm" fo:text-align="center" style:writing-mode="lr-tb"/>
    </style:style>
    <style:style style:name="P6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9" style:family="paragraph">
      <style:paragraph-properties fo:text-align="start" style:writing-mode="lr-tb"/>
      <style:text-properties fo:color="#000000" loext:opacity="100%"/>
    </style:style>
    <style:style style:name="P10" style:family="paragraph">
      <loext:graphic-properties draw:fill="none"/>
      <style:paragraph-properties fo:text-align="start"/>
      <style:text-properties fo:color="#000000" loext:opacity="100%" fo:font-size="12pt" style:font-size-asian="12pt" style:font-size-complex="12pt"/>
    </style:style>
    <style:style style:name="P11" style:family="paragraph">
      <style:paragraph-properties fo:margin-top="0.42cm" fo:margin-bottom="0.35cm" fo:text-align="start" style:writing-mode="lr-tb"/>
      <style:text-properties fo:color="#000000" loext:opacity="100%"/>
    </style:style>
    <style:style style:name="P12" style:family="paragraph">
      <loext:graphic-properties draw:fill="none"/>
      <style:paragraph-properties fo:margin-top="0.42cm" fo:margin-bottom="0.35cm" fo:text-align="start"/>
      <style:text-properties fo:color="#000000" loext:opacity="100%" fo:font-size="12pt" style:font-size-asian="12pt" style:font-size-complex="12pt"/>
    </style:style>
    <style:style style:name="P13" style:family="paragraph">
      <style:paragraph-properties fo:margin-top="0.102cm" fo:margin-bottom="0.102cm" fo:text-align="start" style:writing-mode="lr-tb"/>
      <style:text-properties fo:color="#000000" loext:opacity="100%" fo:font-weight="normal"/>
    </style:style>
    <style:style style:name="P14" style:family="paragraph">
      <loext:graphic-properties draw:fill="none"/>
      <style:paragraph-properties fo:margin-top="0.102cm" fo:margin-bottom="0.102cm" fo:text-align="start"/>
      <style:text-properties fo:color="#000000" loext:opacity="100%" fo:font-size="12pt" fo:font-weight="normal" style:font-size-asian="12pt" style:font-size-complex="12pt"/>
    </style:style>
    <style:style style:name="P15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6" style:family="paragraph">
      <style:paragraph-properties fo:margin-top="0.102cm" fo:margin-bottom="0.102cm" fo:text-align="start" style:writing-mode="lr-tb"/>
      <style:text-properties fo:color="#000000" loext:opacity="100%"/>
    </style:style>
    <style:style style:name="P17" style:family="paragraph">
      <loext:graphic-properties draw:fill="none"/>
      <style:paragraph-properties fo:margin-top="0.102cm" fo:margin-bottom="0.102cm" fo:text-align="start"/>
      <style:text-properties fo:color="#000000" loext:opacity="100%" fo:font-size="14pt" style:font-size-asian="14pt" style:font-size-complex="14pt"/>
    </style:style>
    <style:style style:name="P18" style:family="paragraph">
      <style:paragraph-properties fo:margin-top="0.42cm" fo:margin-bottom="0.35cm" fo:text-align="start" style:writing-mode="lr-tb"/>
    </style:style>
    <style:style style:name="P1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0" style:family="paragraph">
      <loext:graphic-properties draw:fill="none"/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21" style:family="paragraph">
      <style:paragraph-properties fo:margin-top="0.42cm" fo:margin-bottom="0.35cm" fo:text-align="start" style:writing-mode="lr-tb"/>
      <style:text-properties fo:color="#000000" loext:opacity="100%" fo:font-weight="normal"/>
    </style:style>
    <style:style style:name="P22" style:family="paragraph">
      <loext:graphic-properties draw:fill="none"/>
      <style:paragraph-properties fo:margin-top="0.42cm" fo:margin-bottom="0.35cm" fo:text-align="start"/>
      <style:text-properties fo:color="#000000" loext:opacity="100%" fo:font-size="12pt" fo:font-weight="normal" style:font-size-asian="12pt" style:font-size-complex="12pt"/>
    </style:style>
    <style:style style:name="P23" style:family="paragraph">
      <style:paragraph-properties fo:text-align="center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000000" loext:opacity="100%" style:font-size-asian="12pt" style:font-size-complex="12pt"/>
    </style:style>
    <style:style style:name="P26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7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8" style:family="paragraph">
      <style:paragraph-properties fo:text-align="start" style:writing-mode="lr-tb"/>
      <style:text-properties fo:color="#000000" loext:opacity="100%" fo:font-size="12pt" style:font-size-asian="12pt" style:font-size-complex="12pt"/>
    </style:style>
    <style:style style:name="P29" style:family="paragraph">
      <style:paragraph-properties fo:margin-top="0.42cm" fo:margin-bottom="0.35cm" fo:text-align="start" style:writing-mode="lr-tb"/>
      <style:text-properties fo:color="#000000" loext:opacity="100%" fo:font-size="12pt" style:font-size-asian="12pt" style:font-size-complex="12pt"/>
    </style:style>
    <style:style style:name="P30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2" style:family="paragraph">
      <style:paragraph-properties fo:margin-top="0.42cm" fo:margin-bottom="0.35cm" fo:text-align="start" style:writing-mode="lr-tb"/>
      <style:text-properties fo:color="#000000" loext:opacity="100%" fo:font-size="10pt"/>
    </style:style>
    <style:style style:name="P33" style:family="paragraph">
      <loext:graphic-properties draw:fill="none"/>
      <style:paragraph-properties fo:text-align="start"/>
      <style:text-properties fo:font-size="16.1000003814697pt" style:font-size-asian="16.1000003814697pt" style:font-size-complex="16.1000003814697pt"/>
    </style:style>
    <style:style style:name="P34" style:family="paragraph">
      <loext:graphic-properties draw:fill="none" draw:fill-color="#ffffff"/>
    </style:style>
    <style:style style:name="P35" style:family="paragraph">
      <style:paragraph-properties fo:margin-top="0.42cm" fo:margin-bottom="0.35cm"/>
      <style:text-properties fo:color="#000000" loext:opacity="100%"/>
    </style:style>
    <style:style style:name="P36" style:family="paragraph">
      <loext:graphic-properties draw:fill="none" draw:fill-color="#ffffff"/>
      <style:paragraph-properties fo:margin-top="0.42cm" fo:margin-bottom="0.35cm"/>
      <style:text-properties fo:color="#000000" loext:opacity="100%" style:font-name="Arial2" fo:font-size="12pt" style:font-size-asian="10pt" style:font-size-complex="10pt"/>
    </style:style>
    <style:style style:name="P37" style:family="paragraph">
      <loext:graphic-properties draw:fill="none"/>
      <style:paragraph-properties fo:text-align="start"/>
      <style:text-properties style:font-name="Arial2" fo:font-size="14.1000003814697pt" style:font-size-asian="14.1000003814697pt" style:font-size-complex="14.1000003814697pt"/>
    </style:style>
    <style:style style:name="P38" style:family="paragraph">
      <loext:graphic-properties draw:fill="none"/>
      <style:paragraph-properties fo:text-align="start"/>
      <style:text-properties fo:font-size="18.2000007629395pt" style:font-size-asian="18.2000007629395pt" style:font-size-complex="18.2000007629395pt"/>
    </style:style>
    <style:style style:name="P39" style:family="paragraph">
      <style:text-properties fo:color="#000000" loext:opacity="100%"/>
    </style:style>
    <style:style style:name="P40" style:family="paragraph">
      <loext:graphic-properties draw:fill="none"/>
      <style:text-properties fo:color="#000000" loext:opacity="100%" fo:font-size="12pt" style:font-size-asian="12pt" style:font-size-complex="12pt"/>
    </style:style>
    <style:style style:name="P41" style:family="paragraph">
      <loext:graphic-properties draw:fill="none"/>
      <style:text-properties fo:font-size="18pt" style:font-size-asian="18pt" style:font-size-complex="18pt"/>
    </style:style>
    <style:style style:name="P42" style:family="paragraph">
      <loext:graphic-properties draw:fill="none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0000" loext:opacity="100%" style:font-name="Arial" fo:font-size="28pt" fo:font-weight="bold" style:font-name-asian="Arial" style:font-size-asian="28pt" style:font-weight-asian="bold" style:font-name-complex="Arial" style:font-size-complex="28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loext:opacity="100%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5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" style:family="text">
      <style:text-properties fo:color="#000000" loext:opacity="100%" style:font-name="Times New Roman" fo:font-size="18.2000007629395pt" fo:font-weight="bold" style:font-name-asian="Times New Roman" style:font-size-asian="18.2000007629395pt" style:font-weight-asian="bold" style:font-name-complex="Times New Roman" style:font-size-complex="18.2000007629395pt" style:font-weight-complex="bold"/>
    </style:style>
    <style:style style:name="T7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color="#000000" loext:opacity="100%" style:font-name="Times New Roman" fo:font-size="16.1000003814697pt" fo:font-weight="bold" style:font-name-asian="Times New Roman" style:font-size-asian="16.1000003814697pt" style:font-weight-asian="bold" style:font-name-complex="Times New Roman" style:font-size-complex="16.1000003814697pt" style:font-weight-complex="bold"/>
    </style:style>
    <style:style style:name="T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4" style:family="text">
      <style:text-properties fo:color="#000000" loext:opacity="100%" style:font-name="Arial" fo:font-size="16.1000003814697pt" fo:font-weight="bold" style:font-name-asian="Arial" style:font-size-asian="16.1000003814697pt" style:font-weight-asian="bold" style:font-name-complex="Arial" style:font-size-complex="16.1000003814697pt" style:font-weight-complex="bold"/>
    </style:style>
    <style:style style:name="T15" style:family="text">
      <style:text-properties fo:color="#000000" loext:opacity="100%" style:font-name="Arial" fo:font-size="18.2000007629395pt" fo:font-weight="bold" style:font-name-asian="Arial" style:font-size-asian="18.2000007629395pt" style:font-weight-asian="bold" style:font-name-complex="Arial" style:font-size-complex="18.2000007629395pt" style:font-weight-complex="bold"/>
    </style:style>
    <style:style style:name="T16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17" style:family="text">
      <style:text-properties fo:color="#e327ff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Times New Roman" style:font-name-asian="Times New Roman" style:font-size-asian="10pt" style:font-name-complex="Times New Roman" style:font-size-complex="10pt"/>
    </style:style>
    <style:style style:name="T23" style:family="text">
      <style:text-properties style:font-name="Times New Roman" fo:font-size="12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4" style:family="text"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5" style:family="text">
      <style:text-properties fo:font-size="11.5pt" style:font-name-asian="Times New Roman" style:font-size-asian="11.5pt" style:font-name-complex="Times New Roman" style:font-size-complex="11.5pt"/>
    </style:style>
    <style:style style:name="T26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1cm" svg:height="35.562cm" svg:x="0cm" svg:y="0cm" svg:viewBox="0 0 21592 35563" draw:points="0,0 21592,0 21592,35563 0,35563">
          <text:p/>
        </draw:polygon>
        <draw:frame draw:style-name="gr2" draw:text-style-name="P3" draw:layer="layout" svg:width="13.921cm" svg:height="1.102cm" svg:x="3.828cm" svg:y="2.457cm">
          <draw:text-box>
            <text:p text:style-name="P2"><text:span text:style-name="T1">Information for a programmer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1</text:span></text:p>
          </draw:text-box>
        </draw:frame>
        <draw:frame draw:style-name="gr4" draw:text-style-name="P6" draw:layer="layout" svg:width="12.382cm" svg:height="6.245cm" svg:x="4.763cm" svg:y="4.011cm">
          <draw:text-box>
            <text:p text:style-name="P5"><text:span text:style-name="T1"><text:s text:c="2"/></text:span><text:span text:style-name="T1">Buy and Sell Store </text:span></text:p>
            <text:p text:style-name="P5"><text:span text:style-name="T1"><text:s text:c="2"/></text:span><text:span text:style-name="T1">Web Application </text:span></text:p>
            <text:p text:style-name="P5"><text:span text:style-name="T3"/></text:p>
            <text:p text:style-name="P5"><text:span text:style-name="T4"><text:s text:c="6"/></text:span><text:span text:style-name="T4">using MongoDB, Express, </text:span></text:p>
            <text:p text:style-name="P5"><text:span text:style-name="T4">React, NodeJS</text:span></text:p>
          </draw:text-box>
        </draw:frame>
        <draw:frame draw:style-name="gr5" draw:text-style-name="P3" draw:layer="layout" svg:width="10.526cm" svg:height="1.102cm" svg:x="7.21cm" svg:y="12.346cm">
          <draw:text-box>
            <text:p text:style-name="P2"><text:span text:style-name="T1">Adil Shahzad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1cm" svg:height="35.562cm" svg:x="0cm" svg:y="0cm" svg:viewBox="0 0 21592 35563" draw:points="0,0 21592,0 21592,35563 0,35563">
          <text:p/>
        </draw:polygon>
        <draw:polygon draw:style-name="gr1" draw:text-style-name="P1" draw:layer="layout" svg:width="17.589cm" svg:height="0.653cm" svg:x="1.998cm" svg:y="2.421cm" svg:viewBox="0 0 17590 654" draw:points="0,0 17590,0 17590,654 0,654">
          <text:p/>
        </draw:polygon>
        <draw:polygon draw:style-name="gr1" draw:text-style-name="P1" draw:layer="layout" svg:width="17.589cm" svg:height="7.302cm" svg:x="1.998cm" svg:y="3.286cm" svg:viewBox="0 0 17590 7303" draw:points="0,0 17590,0 17590,7303 0,7303">
          <text:p/>
        </draw:polygon>
        <draw:frame draw:style-name="gr6" draw:text-style-name="P7" draw:layer="layout" svg:width="4.756cm" svg:height="0.628cm" svg:x="2.004cm" svg:y="2.445cm">
          <draw:text-box>
            <text:p text:style-name="P2"><text:span text:style-name="T5">Table of Contents</text:span></text:p>
          </draw:text-box>
        </draw:frame>
        <draw:frame draw:style-name="gr7" draw:text-style-name="P4" draw:layer="layout" svg:width="17.532cm" svg:height="0.471cm" svg:x="2.004cm" svg:y="3.306cm">
          <draw:text-box>
            <text:p text:style-name="P2"><text:span text:style-name="T2">1 Hardware requirements...........................................................................................................................3</text:span></text:p>
          </draw:text-box>
        </draw:frame>
        <draw:frame draw:style-name="gr8" draw:text-style-name="P4" draw:layer="layout" svg:width="17.498cm" svg:height="0.471cm" svg:x="2.004cm" svg:y="3.793cm">
          <draw:text-box>
            <text:p text:style-name="P2"><text:span text:style-name="T2">2 Software requirements............................................................................................................................3</text:span></text:p>
          </draw:text-box>
        </draw:frame>
        <draw:frame draw:style-name="gr9" draw:text-style-name="P4" draw:layer="layout" svg:width="17.05cm" svg:height="0.471cm" svg:x="2.505cm" svg:y="4.279cm">
          <draw:text-box>
            <text:p text:style-name="P2"><text:span text:style-name="T2">2.1 Operating system.............................................................................................................................3</text:span></text:p>
          </draw:text-box>
        </draw:frame>
        <draw:frame draw:style-name="gr10" draw:text-style-name="P4" draw:layer="layout" svg:width="17.024cm" svg:height="0.471cm" svg:x="2.505cm" svg:y="4.766cm">
          <draw:text-box>
            <text:p text:style-name="P2"><text:span text:style-name="T2">2.2 Other software.................................................................................................................................3</text:span></text:p>
          </draw:text-box>
        </draw:frame>
        <draw:frame draw:style-name="gr11" draw:text-style-name="P4" draw:layer="layout" svg:width="17.084cm" svg:height="0.471cm" svg:x="2.505cm" svg:y="5.253cm">
          <draw:text-box>
            <text:p text:style-name="P2"><text:span text:style-name="T2">2.3 Software 1........................................................................................................................................3</text:span></text:p>
          </draw:text-box>
        </draw:frame>
        <draw:frame draw:style-name="gr12" draw:text-style-name="P4" draw:layer="layout" svg:width="16.542cm" svg:height="0.471cm" svg:x="3.002cm" svg:y="5.74cm">
          <draw:text-box>
            <text:p text:style-name="P2"><text:span text:style-name="T2">2.3.1 Software characteristics...........................................................................................................3</text:span></text:p>
          </draw:text-box>
        </draw:frame>
        <draw:frame draw:style-name="gr13" draw:text-style-name="P4" draw:layer="layout" svg:width="16.567cm" svg:height="0.471cm" svg:x="3.002cm" svg:y="6.227cm">
          <draw:text-box>
            <text:p text:style-name="P2"><text:span text:style-name="T2">2.3.2 Justification..............................................................................................................................3</text:span></text:p>
          </draw:text-box>
        </draw:frame>
        <draw:frame draw:style-name="gr14" draw:text-style-name="P4" draw:layer="layout" svg:width="16.533cm" svg:height="0.471cm" svg:x="3.002cm" svg:y="6.714cm">
          <draw:text-box>
            <text:p text:style-name="P2"><text:span text:style-name="T2">2.3.3 Software installation................................................................................................................3</text:span></text:p>
          </draw:text-box>
        </draw:frame>
        <draw:frame draw:style-name="gr15" draw:text-style-name="P4" draw:layer="layout" svg:width="16.508cm" svg:height="0.471cm" svg:x="3.002cm" svg:y="7.2cm">
          <draw:text-box>
            <text:p text:style-name="P2"><text:span text:style-name="T2">2.3.4 Software configuration............................................................................................................3</text:span></text:p>
          </draw:text-box>
        </draw:frame>
        <draw:frame draw:style-name="gr11" draw:text-style-name="P4" draw:layer="layout" svg:width="17.084cm" svg:height="0.471cm" svg:x="2.505cm" svg:y="7.687cm">
          <draw:text-box>
            <text:p text:style-name="P2"><text:span text:style-name="T2">2.4 Software 2........................................................................................................................................4</text:span></text:p>
          </draw:text-box>
        </draw:frame>
        <draw:frame draw:style-name="gr7" draw:text-style-name="P4" draw:layer="layout" svg:width="17.532cm" svg:height="0.471cm" svg:x="2.004cm" svg:y="8.174cm">
          <draw:text-box>
            <text:p text:style-name="P2"><text:span text:style-name="T2">3 Database..................................................................................................................................................4</text:span></text:p>
          </draw:text-box>
        </draw:frame>
        <draw:frame draw:style-name="gr16" draw:text-style-name="P4" draw:layer="layout" svg:width="17.553cm" svg:height="0.471cm" svg:x="2.004cm" svg:y="8.661cm">
          <draw:text-box>
            <text:p text:style-name="P2"><text:span text:style-name="T2">4 Application – working on a local computer............................................................................................4</text:span></text:p>
          </draw:text-box>
        </draw:frame>
        <draw:frame draw:style-name="gr17" draw:text-style-name="P4" draw:layer="layout" svg:width="17.037cm" svg:height="0.471cm" svg:x="2.505cm" svg:y="9.148cm">
          <draw:text-box>
            <text:p text:style-name="P2"><text:span text:style-name="T2">4.1 Connection with the database server...............................................................................................4</text:span></text:p>
          </draw:text-box>
        </draw:frame>
        <draw:frame draw:style-name="gr18" draw:text-style-name="P4" draw:layer="layout" svg:width="17.003cm" svg:height="0.471cm" svg:x="2.505cm" svg:y="9.635cm">
          <draw:text-box>
            <text:p text:style-name="P2"><text:span text:style-name="T2">4.2 Editing the sources..........................................................................................................................4</text:span></text:p>
          </draw:text-box>
        </draw:frame>
        <draw:frame draw:style-name="gr18" draw:text-style-name="P4" draw:layer="layout" svg:width="17.003cm" svg:height="0.471cm" svg:x="2.505cm" svg:y="10.121cm">
          <draw:text-box>
            <text:p text:style-name="P2"><text:span text:style-name="T2">4.3 Building the application..................................................................................................................4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1cm" svg:height="35.562cm" svg:x="0cm" svg:y="-0.003cm" svg:viewBox="0 0 21592 35563" draw:points="0,0 21592,0 21592,35563 0,35563">
          <text:p/>
        </draw:polygon>
        <draw:frame draw:style-name="gr19" draw:text-style-name="P8" draw:layer="layout" svg:width="0.641cm" svg:height="0.713cm" svg:x="2.004cm" svg:y="2.938cm">
          <draw:text-box>
            <text:p text:style-name="P2"><text:span text:style-name="T6">1</text:span></text:p>
          </draw:text-box>
        </draw:frame>
        <draw:frame draw:style-name="gr20" draw:text-style-name="P8" draw:layer="layout" svg:width="6.665cm" svg:height="0.713cm" svg:x="3.256cm" svg:y="2.938cm">
          <draw:text-box>
            <text:p text:style-name="P2"><text:span text:style-name="T6">Hardware requirements</text:span></text:p>
          </draw:text-box>
        </draw:frame>
        <draw:frame draw:style-name="gr3" draw:text-style-name="P10" draw:layer="layout" svg:width="0.422cm" svg:height="0.471cm" svg:x="2.639cm" svg:y="3.881cm">
          <draw:text-box>
            <text:p text:style-name="P9"><text:span text:style-name="T7">1.</text:span></text:p>
          </draw:text-box>
        </draw:frame>
        <draw:frame draw:style-name="gr21" draw:text-style-name="P12" draw:layer="layout" svg:width="13.553cm" svg:height="0.86cm" svg:x="3.274cm" svg:y="3.881cm">
          <draw:text-box>
            <text:p text:style-name="P11"><text:span text:style-name="T8">Minimum hardware: Intel Core i3 or </text:span><text:span text:style-name="T9">AMD</text:span><text:span text:style-name="T8"> equivalent, 4GB RAM, and Internet connection. </text:span></text:p>
          </draw:text-box>
        </draw:frame>
        <draw:frame draw:style-name="gr19" draw:text-style-name="P8" draw:layer="layout" svg:width="0.641cm" svg:height="0.713cm" svg:x="2.004cm" svg:y="5.118cm">
          <draw:text-box>
            <text:p text:style-name="P2"><text:span text:style-name="T6">2</text:span></text:p>
          </draw:text-box>
        </draw:frame>
        <draw:frame draw:style-name="gr22" draw:text-style-name="P8" draw:layer="layout" svg:width="6.31cm" svg:height="0.713cm" svg:x="3.256cm" svg:y="5.118cm">
          <draw:text-box>
            <text:p text:style-name="P2"><text:span text:style-name="T6">Software requirements</text:span></text:p>
          </draw:text-box>
        </draw:frame>
        <draw:frame draw:style-name="gr3" draw:text-style-name="P10" draw:layer="layout" svg:width="0.422cm" svg:height="0.471cm" svg:x="2.639cm" svg:y="6.061cm">
          <draw:text-box>
            <text:p text:style-name="P9"><text:span text:style-name="T7">1.</text:span></text:p>
          </draw:text-box>
        </draw:frame>
        <draw:frame draw:style-name="gr23" draw:text-style-name="P14" draw:layer="layout" svg:width="9.006cm" svg:height="1.043cm" svg:x="3.274cm" svg:y="6.061cm">
          <draw:text-box>
            <text:p text:style-name="P13"><text:span text:style-name="T9">web browser, Node.js, npm, </text:span><text:span text:style-name="T10">Git</text:span><text:span text:style-name="T9">, MongoDB </text:span></text:p>
            <text:p text:style-name="P13"><text:span text:style-name="T9">and an operating system (Windows, macOS, Linux). </text:span></text:p>
          </draw:text-box>
        </draw:frame>
        <draw:frame draw:style-name="gr24" draw:text-style-name="P15" draw:layer="layout" svg:width="0.709cm" svg:height="0.628cm" svg:x="2.004cm" svg:y="7.227cm">
          <draw:text-box>
            <text:p text:style-name="P2"><text:span text:style-name="T11">2.1</text:span></text:p>
          </draw:text-box>
        </draw:frame>
        <draw:frame draw:style-name="gr25" draw:text-style-name="P15" draw:layer="layout" svg:width="4.269cm" svg:height="0.628cm" svg:x="3.256cm" svg:y="7.227cm">
          <draw:text-box>
            <text:p text:style-name="P2"><text:span text:style-name="T11">Operating system</text:span></text:p>
          </draw:text-box>
        </draw:frame>
        <draw:frame draw:style-name="gr26" draw:text-style-name="P17" draw:layer="layout" svg:width="8.545cm" svg:height="0.547cm" svg:x="3.404cm" svg:y="8.09cm">
          <draw:text-box>
            <text:p text:style-name="P16"><text:span text:style-name="T12">Any </text:span><text:span text:style-name="T9">operating system (Windows, macOS, Linux)</text:span></text:p>
          </draw:text-box>
        </draw:frame>
        <draw:frame draw:style-name="gr24" draw:text-style-name="P15" draw:layer="layout" svg:width="0.709cm" svg:height="0.628cm" svg:x="2.004cm" svg:y="9.343cm">
          <draw:text-box>
            <text:p text:style-name="P2"><text:span text:style-name="T11">2.2</text:span></text:p>
          </draw:text-box>
        </draw:frame>
        <draw:frame draw:style-name="gr27" draw:text-style-name="P15" draw:layer="layout" svg:width="3.668cm" svg:height="0.628cm" svg:x="3.256cm" svg:y="9.343cm">
          <draw:text-box>
            <text:p text:style-name="P2"><text:span text:style-name="T11">Other software</text:span></text:p>
          </draw:text-box>
        </draw:frame>
        <draw:frame draw:style-name="gr28" draw:text-style-name="P12" draw:layer="layout" svg:width="12.842cm" svg:height="0.471cm" svg:x="3.274cm" svg:y="10.203cm">
          <draw:text-box>
            <text:p text:style-name="P11"><text:span text:style-name="T13">Prior software: install Node.js, npm, MongoDB, and visual studio code.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3</text:span></text:p>
          </draw:text-box>
        </draw:frame>
        <draw:frame draw:style-name="gr29" draw:text-style-name="P15" draw:layer="layout" svg:width="0.789cm" svg:height="0.632cm" svg:x="2.225cm" svg:y="19.122cm">
          <draw:text-box>
            <text:p text:style-name="P2"><text:span text:style-name="T14">2.3</text:span></text:p>
          </draw:text-box>
        </draw:frame>
        <draw:frame draw:style-name="gr30" draw:text-style-name="P8" draw:layer="layout" svg:width="2.504cm" svg:height="0.721cm" svg:x="3.396cm" svg:y="19.05cm">
          <draw:text-box>
            <text:p text:style-name="P18"><text:span text:style-name="T15">Node.js </text:span></text:p>
          </draw:text-box>
        </draw:frame>
        <draw:frame draw:style-name="gr31" draw:text-style-name="P19" draw:layer="layout" svg:width="6.966cm" svg:height="0.556cm" svg:x="2.225cm" svg:y="21.052cm">
          <draw:text-box>
            <text:p text:style-name="P2"><text:span text:style-name="T16">2.3.1 Software characteristics</text:span></text:p>
          </draw:text-box>
        </draw:frame>
        <draw:frame draw:style-name="gr32" draw:text-style-name="P20" draw:layer="layout" svg:width="15.555cm" svg:height="0.941cm" svg:x="2.225cm" svg:y="21.838cm">
          <draw:text-box>
            <text:p text:style-name="P11"><text:span text:style-name="T9">Node.js is a runtime environment that allows you to run JavaScript code on the server-side. </text:span></text:p>
          </draw:text-box>
        </draw:frame>
        <draw:frame draw:style-name="gr33" draw:text-style-name="P19" draw:layer="layout" svg:width="4.155cm" svg:height="0.556cm" svg:x="2.225cm" svg:y="22.89cm">
          <draw:text-box>
            <text:p text:style-name="P2"><text:span text:style-name="T16">2.3.2 Justification</text:span></text:p>
          </draw:text-box>
        </draw:frame>
        <draw:frame draw:style-name="gr34" draw:text-style-name="P19" draw:layer="layout" svg:width="6.081cm" svg:height="0.556cm" svg:x="2.225cm" svg:y="24.725cm">
          <draw:text-box>
            <text:p text:style-name="P2"><text:span text:style-name="T16">2.3.3 Software installation</text:span></text:p>
          </draw:text-box>
        </draw:frame>
        <draw:frame draw:style-name="gr35" draw:text-style-name="P22" draw:layer="layout" svg:width="5.031cm" svg:height="0.471cm" svg:x="2.86cm" svg:y="25.51cm">
          <draw:text-box>
            <text:p text:style-name="P21"><text:span text:style-name="T10">1. <text:s/>Visit </text:span><text:span text:style-name="T10"><text:a xlink:href="https://nodejs.org/en" xlink:type="simple">https://nodejs.org/en</text:a></text:span><text:span text:style-name="T10"><text:s/></text:span></text:p>
          </draw:text-box>
        </draw:frame>
        <draw:frame draw:style-name="gr36" draw:text-style-name="P4" draw:layer="layout" svg:width="14.624cm" svg:height="0.471cm" svg:x="2.86cm" svg:y="27.122cm">
          <draw:text-box>
            <text:p text:style-name="P18"><text:span text:style-name="T17">3. <text:s/>Run the installer and follow the on-screen instructions to complete the installation. </text:span></text:p>
          </draw:text-box>
        </draw:frame>
        <draw:frame draw:style-name="gr37" draw:text-style-name="P19" draw:layer="layout" svg:width="6.631cm" svg:height="0.556cm" svg:x="2.126cm" svg:y="28.824cm">
          <draw:text-box>
            <text:p text:style-name="P2"><text:span text:style-name="T16">2.3.4 Software configuration</text:span></text:p>
          </draw:text-box>
        </draw:frame>
        <draw:frame draw:style-name="gr38" draw:text-style-name="P4" draw:layer="layout" svg:width="8.511cm" svg:height="0.471cm" svg:x="2.761cm" svg:y="29.845cm">
          <draw:text-box>
            <text:p text:style-name="P18"><text:span text:style-name="T17">No additional configuration is needed for Node.js.</text:span></text:p>
          </draw:text-box>
        </draw:frame>
        <draw:frame draw:style-name="gr31" draw:text-style-name="P19" draw:layer="layout" svg:width="6.966cm" svg:height="0.556cm" svg:x="2.225cm" svg:y="21.052cm">
          <draw:text-box>
            <text:p text:style-name="P2"><text:span text:style-name="T16">2.3.1 Software characteristics</text:span></text:p>
          </draw:text-box>
        </draw:frame>
        <draw:frame draw:style-name="gr33" draw:text-style-name="P19" draw:layer="layout" svg:width="4.155cm" svg:height="0.556cm" svg:x="2.225cm" svg:y="22.89cm">
          <draw:text-box>
            <text:p text:style-name="P2"><text:span text:style-name="T16">2.3.2 Justification</text:span></text:p>
          </draw:text-box>
        </draw:frame>
        <draw:frame draw:style-name="gr34" draw:text-style-name="P19" draw:layer="layout" svg:width="6.081cm" svg:height="0.556cm" svg:x="2.225cm" svg:y="24.725cm">
          <draw:text-box>
            <text:p text:style-name="P2"><text:span text:style-name="T16">2.3.3 Software installation</text:span></text:p>
          </draw:text-box>
        </draw:frame>
        <draw:frame draw:style-name="gr39" draw:text-style-name="P12" draw:layer="layout" svg:width="11.606cm" svg:height="0.471cm" svg:x="2.857cm" svg:y="26.299cm">
          <draw:text-box>
            <text:p text:style-name="P11"><text:span text:style-name="T7">2. Download the latest version for your operating system. <text:s/></text:span></text:p>
          </draw:text-box>
        </draw:frame>
        <draw:frame draw:style-name="gr36" draw:text-style-name="P12" draw:layer="layout" svg:width="14.624cm" svg:height="0.471cm" svg:x="2.86cm" svg:y="27.122cm">
          <draw:text-box>
            <text:p text:style-name="P11"><text:span text:style-name="T7">3. <text:s/>Run the installer and follow the on-screen instructions to complete the installation. </text:span></text:p>
          </draw:text-box>
        </draw:frame>
        <draw:frame draw:style-name="gr37" draw:text-style-name="P19" draw:layer="layout" svg:width="6.631cm" svg:height="0.556cm" svg:x="2.126cm" svg:y="28.824cm">
          <draw:text-box>
            <text:p text:style-name="P2"><text:span text:style-name="T16">2.3.4 Software configuration</text:span></text:p>
          </draw:text-box>
        </draw:frame>
        <draw:frame draw:style-name="gr38" draw:text-style-name="P12" draw:layer="layout" svg:width="8.511cm" svg:height="0.471cm" svg:x="2.761cm" svg:y="29.845cm">
          <draw:text-box>
            <text:p text:style-name="P11"><text:span text:style-name="T7">No additional configuration is needed for Node.js.</text:span></text:p>
          </draw:text-box>
        </draw:frame>
        <draw:frame draw:style-name="gr31" draw:text-style-name="P19" draw:layer="layout" svg:width="6.966cm" svg:height="0.556cm" svg:x="2.219cm" svg:y="21.053cm">
          <draw:text-box>
            <text:p text:style-name="P2"><text:span text:style-name="T16">2.3.1 Software characteristics</text:span></text:p>
          </draw:text-box>
        </draw:frame>
        <draw:frame draw:style-name="gr33" draw:text-style-name="P19" draw:layer="layout" svg:width="4.155cm" svg:height="0.556cm" svg:x="2.219cm" svg:y="22.891cm">
          <draw:text-box>
            <text:p text:style-name="P2"><text:span text:style-name="T16">2.3.2 Justification</text:span></text:p>
          </draw:text-box>
        </draw:frame>
        <draw:frame draw:style-name="gr34" draw:text-style-name="P19" draw:layer="layout" svg:width="6.081cm" svg:height="0.556cm" svg:x="2.219cm" svg:y="24.726cm">
          <draw:text-box>
            <text:p text:style-name="P2"><text:span text:style-name="T16">2.3.3 Software installation</text:span></text:p>
          </draw:text-box>
        </draw:frame>
        <draw:frame draw:style-name="gr31" draw:text-style-name="P19" draw:layer="layout" svg:width="6.966cm" svg:height="0.556cm" svg:x="2.219cm" svg:y="21.053cm">
          <draw:text-box>
            <text:p text:style-name="P2"><text:span text:style-name="T16">2.3.1 Software characteristics</text:span></text:p>
          </draw:text-box>
        </draw:frame>
        <draw:frame draw:style-name="gr33" draw:text-style-name="P19" draw:layer="layout" svg:width="4.155cm" svg:height="0.556cm" svg:x="2.219cm" svg:y="22.891cm">
          <draw:text-box>
            <text:p text:style-name="P2"><text:span text:style-name="T16">2.3.2 Justification</text:span></text:p>
          </draw:text-box>
        </draw:frame>
        <draw:frame draw:style-name="gr34" draw:text-style-name="P19" draw:layer="layout" svg:width="6.081cm" svg:height="0.556cm" svg:x="2.219cm" svg:y="24.726cm">
          <draw:text-box>
            <text:p text:style-name="P2"><text:span text:style-name="T16">2.3.3 Software installation</text:span></text:p>
          </draw:text-box>
        </draw:frame>
        <draw:frame draw:style-name="gr40" draw:layer="layout" svg:width="14.098cm" svg:height="5.825cm" svg:x="3.547cm" svg:y="11.4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3"><text:span text:style-name="T18">No.</text:span></text:p>
              </table:table-cell>
              <table:table-cell>
                <text:p text:style-name="P24"><text:span text:style-name="T18">Software</text:span></text:p>
              </table:table-cell>
              <table:table-cell>
                <text:p text:style-name="P24"><text:span text:style-name="T18">Version</text:span></text:p>
              </table:table-cell>
              <table:table-cell>
                <text:p text:style-name="P23"><text:span text:style-name="T18">WWW address</text:span></text:p>
              </table:table-cell>
            </table:table-row>
            <table:table-row table:style-name="ro1">
              <table:table-cell table:style-name="ce2">
                <text:p text:style-name="P25"><text:span text:style-name="T19">1</text:span></text:p>
              </table:table-cell>
              <table:table-cell table:style-name="ce3">
                <text:p text:style-name="P26"><text:span text:style-name="T20">Node.js</text:span></text:p>
              </table:table-cell>
              <table:table-cell table:style-name="ce4">
                <text:p text:style-name="P27"><text:span text:style-name="T21">21.6.2</text:span></text:p>
              </table:table-cell>
              <table:table-cell table:style-name="ce5">
                <text:p text:style-name="P28"><text:span text:style-name="T7">https://nodejs.org/en</text:span></text:p>
              </table:table-cell>
            </table:table-row>
            <table:table-row table:style-name="ro1" table:default-cell-style-name="ce6">
              <table:table-cell table:style-name="ce2">
                <text:p text:style-name="P25"><text:span text:style-name="T19">2</text:span></text:p>
              </table:table-cell>
              <table:table-cell>
                <text:p text:style-name="P29"><text:span text:style-name="T13">npm</text:span></text:p>
              </table:table-cell>
              <table:table-cell>
                <text:p text:style-name="P29"><text:span text:style-name="T7">10.2.4  </text:span></text:p>
              </table:table-cell>
              <table:table-cell table:style-name="ce5">
                <text:p text:style-name="P28"><text:span text:style-name="T7">https:/www.npmjs.com/</text:span></text:p>
              </table:table-cell>
            </table:table-row>
            <table:table-row table:style-name="ro1">
              <table:table-cell table:style-name="ce2">
                <text:p text:style-name="P25"><text:span text:style-name="T19">3</text:span></text:p>
              </table:table-cell>
              <table:table-cell table:style-name="ce6">
                <text:p text:style-name="P29"><text:span text:style-name="T13">MongoDB</text:span></text:p>
              </table:table-cell>
              <table:table-cell table:style-name="ce7"/>
              <table:table-cell table:style-name="ce5">
                <text:p text:style-name="P28"><text:span text:style-name="T7">https://www.mongodb.com/</text:span></text:p>
              </table:table-cell>
            </table:table-row>
            <table:table-row table:style-name="ro1" table:default-cell-style-name="ce8">
              <table:table-cell table:style-name="ce2">
                <text:p text:style-name="P25"><text:span text:style-name="T19">4</text:span></text:p>
              </table:table-cell>
              <table:table-cell>
                <text:p text:style-name="P29"><text:span text:style-name="T13">visual studio code</text:span></text:p>
              </table:table-cell>
              <table:table-cell>
                <text:p text:style-name="P29"><text:span text:style-name="T7">1.87.0</text:span></text:p>
              </table:table-cell>
              <table:table-cell table:style-name="ce9">
                <text:p text:style-name="P28"><text:span text:style-name="T7">https://code.visualstudio.com/download</text:span></text:p>
              </table:table-cell>
            </table:table-row>
            <table:table-row table:style-name="ro1">
              <table:table-cell table:style-name="ce10">
                <text:p text:style-name="P30"><text:span text:style-name="T19">5</text:span></text:p>
              </table:table-cell>
              <table:table-cell table:style-name="ce3">
                <text:p text:style-name="P26"><text:span text:style-name="T20">Firebase</text:span></text:p>
              </table:table-cell>
              <table:table-cell table:style-name="ce7"/>
              <table:table-cell table:style-name="ce11">
                <text:p text:style-name="P31"><text:span text:style-name="T21">https://firebase.google.com/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master-page3">
        <draw:polygon draw:style-name="gr1" draw:text-style-name="P1" draw:layer="layout" svg:width="21.591cm" svg:height="35.562cm" svg:x="0cm" svg:y="0cm" svg:viewBox="0 0 21592 35563" draw:points="0,0 21592,0 21592,35563 0,35563">
          <text:p/>
        </draw:polygon>
        <draw:frame draw:style-name="gr29" draw:text-style-name="P15" draw:layer="layout" svg:width="0.789cm" svg:height="0.632cm" svg:x="1.588cm" svg:y="1.825cm">
          <draw:text-box>
            <text:p text:style-name="P2"><text:span text:style-name="T14">2.4</text:span></text:p>
          </draw:text-box>
        </draw:frame>
        <draw:frame draw:style-name="gr41" draw:text-style-name="P8" draw:layer="layout" svg:width="1.357cm" svg:height="0.721cm" svg:x="2.84cm" svg:y="1.758cm">
          <draw:text-box>
            <text:p text:style-name="P18"><text:span text:style-name="T15">npm</text:span></text:p>
          </draw:text-box>
        </draw:frame>
        <draw:frame draw:style-name="gr31" draw:text-style-name="P19" draw:layer="layout" svg:width="6.966cm" svg:height="0.556cm" svg:x="2.225cm" svg:y="3.002cm">
          <draw:text-box>
            <text:p text:style-name="P2"><text:span text:style-name="T16">2.4.1 Software characteristics</text:span></text:p>
          </draw:text-box>
        </draw:frame>
        <draw:frame draw:style-name="gr33" draw:text-style-name="P19" draw:layer="layout" svg:width="4.155cm" svg:height="0.556cm" svg:x="2.223cm" svg:y="5.794cm">
          <draw:text-box>
            <text:p text:style-name="P2"><text:span text:style-name="T16">2.4.2 Justification</text:span></text:p>
          </draw:text-box>
        </draw:frame>
        <draw:frame draw:style-name="gr42" draw:text-style-name="P20" draw:layer="layout" svg:width="18.349cm" svg:height="2.351cm" svg:x="1.971cm" svg:y="3.81cm">
          <draw:text-box>
            <text:p text:style-name="P11"><text:span text:style-name="T7">npm (Node Package Manager) is the default package manager for Node.js. It allows developers to discover, </text:span></text:p>
            <text:p text:style-name="P11"><text:span text:style-name="T7">share, and reuse code packages, making it easier to manage dependencies in Node.js projects. </text:span></text:p>
          </draw:text-box>
        </draw:frame>
        <draw:frame draw:style-name="gr43" draw:text-style-name="P20" draw:layer="layout" svg:width="18.811cm" svg:height="1.27cm" svg:x="2.415cm" svg:y="6.667cm">
          <draw:text-box>
            <text:p text:style-name="P32"><text:span text:style-name="T22">it simplifies the management of dependencies and allows us to easily integrate third-party libraries and tools into our Node.js project. </text:span></text:p>
          </draw:text-box>
        </draw:frame>
        <draw:frame draw:style-name="gr34" draw:text-style-name="P19" draw:layer="layout" svg:width="6.081cm" svg:height="0.556cm" svg:x="1.912cm" svg:y="7.784cm">
          <draw:text-box>
            <text:p text:style-name="P2"><text:span text:style-name="T16">2.4.3 Software installation</text:span></text:p>
          </draw:text-box>
        </draw:frame>
        <draw:frame draw:style-name="gr44" draw:text-style-name="P12" draw:layer="layout" svg:width="12.639cm" svg:height="0.471cm" svg:x="2.547cm" svg:y="8.569cm">
          <draw:text-box>
            <text:p text:style-name="P11"><text:span text:style-name="T23">npm is included with Node.js, so there is no separate installation required. </text:span></text:p>
          </draw:text-box>
        </draw:frame>
        <draw:frame draw:style-name="gr37" draw:text-style-name="P19" draw:layer="layout" svg:width="6.631cm" svg:height="0.556cm" svg:x="1.65cm" svg:y="9.785cm">
          <draw:text-box>
            <text:p text:style-name="P2"><text:span text:style-name="T16">2.4.4 Software configuration</text:span></text:p>
          </draw:text-box>
        </draw:frame>
        <draw:frame draw:style-name="gr45" draw:text-style-name="P12" draw:layer="layout" svg:width="7.961cm" svg:height="0.471cm" svg:x="2.285cm" svg:y="10.806cm">
          <draw:text-box>
            <text:p text:style-name="P11"><text:span text:style-name="T7">No additional configuration is needed for npm.</text:span></text:p>
          </draw:text-box>
        </draw:frame>
        <draw:frame draw:style-name="gr29" draw:text-style-name="P15" draw:layer="layout" svg:width="0.789cm" svg:height="0.632cm" svg:x="1.688cm" svg:y="12.936cm">
          <draw:text-box>
            <text:p text:style-name="P2"><text:span text:style-name="T14">2.5</text:span></text:p>
          </draw:text-box>
        </draw:frame>
        <draw:frame draw:style-name="gr46" draw:text-style-name="P8" draw:layer="layout" svg:width="3.037cm" svg:height="0.721cm" svg:x="2.859cm" svg:y="12.864cm">
          <draw:text-box>
            <text:p text:style-name="P18"><text:span text:style-name="T15">MongoDB</text:span></text:p>
          </draw:text-box>
        </draw:frame>
        <draw:frame draw:style-name="gr31" draw:text-style-name="P19" draw:layer="layout" svg:width="6.966cm" svg:height="0.556cm" svg:x="1.688cm" svg:y="14.866cm">
          <draw:text-box>
            <text:p text:style-name="P2"><text:span text:style-name="T16">2.5.1 Software characteristics</text:span></text:p>
          </draw:text-box>
        </draw:frame>
        <draw:frame draw:style-name="gr47" draw:text-style-name="P12" draw:layer="layout" svg:width="18.95cm" svg:height="0.941cm" svg:x="1.688cm" svg:y="15.652cm">
          <draw:text-box>
            <text:p text:style-name="P11"><text:span text:style-name="T8">MongoDB is a NoSQL database program that uses a document-oriented data model. It provides high performance and easy scalability </text:span></text:p>
          </draw:text-box>
        </draw:frame>
        <draw:frame draw:style-name="gr33" draw:text-style-name="P19" draw:layer="layout" svg:width="4.155cm" svg:height="0.556cm" svg:x="1.688cm" svg:y="16.704cm">
          <draw:text-box>
            <text:p text:style-name="P2"><text:span text:style-name="T16">2.5.2 Justification</text:span></text:p>
          </draw:text-box>
        </draw:frame>
        <draw:frame draw:style-name="gr48" draw:text-style-name="P12" draw:layer="layout" svg:width="19.268cm" svg:height="2.301cm" svg:x="1.688cm" svg:y="17.627cm">
          <draw:text-box>
            <text:p text:style-name="P11"><text:span text:style-name="T9">offers flexibility in data modeling, allowing us to store and retrieve complex data structures easily. </text:span></text:p>
          </draw:text-box>
        </draw:frame>
        <draw:frame draw:style-name="gr34" draw:text-style-name="P19" draw:layer="layout" svg:width="6.081cm" svg:height="0.556cm" svg:x="1.688cm" svg:y="18.539cm">
          <draw:text-box>
            <text:p text:style-name="P2"><text:span text:style-name="T16">2.5.3 Software installation</text:span></text:p>
          </draw:text-box>
        </draw:frame>
        <draw:frame draw:style-name="gr49" draw:text-style-name="P12" draw:layer="layout" svg:width="5.15cm" svg:height="0.422cm" svg:x="2.323cm" svg:y="19.324cm">
          <draw:text-box>
            <text:p text:style-name="P11"><text:span text:style-name="T24">1. Visit </text:span><text:span text:style-name="T24"><text:a xlink:href="https://www.mongodb.com/" xlink:type="simple">https://www.mongodb.com/</text:a></text:span><text:span text:style-name="T24"><text:s/></text:span></text:p>
          </draw:text-box>
        </draw:frame>
        <draw:frame draw:style-name="gr37" draw:text-style-name="P19" draw:layer="layout" svg:width="6.631cm" svg:height="0.556cm" svg:x="1.589cm" svg:y="22.638cm">
          <draw:text-box>
            <text:p text:style-name="P2"><text:span text:style-name="T16">2.5.4 Software configuration</text:span></text:p>
          </draw:text-box>
        </draw:frame>
        <draw:frame draw:style-name="gr50" draw:text-style-name="P12" draw:layer="layout" svg:width="8.913cm" svg:height="0.471cm" svg:x="2.224cm" svg:y="23.659cm">
          <draw:text-box>
            <text:p text:style-name="P11"><text:span text:style-name="T7">No additional configuration is needed for MongoBD</text:span></text:p>
          </draw:text-box>
        </draw:frame>
        <draw:frame draw:style-name="gr51" draw:text-style-name="P12" draw:layer="layout" svg:width="9.104cm" svg:height="0.422cm" svg:x="2.304cm" svg:y="20.07cm">
          <draw:text-box>
            <text:p text:style-name="P11"><text:span text:style-name="T24">2. Create account on mongodb and sign in</text:span></text:p>
          </draw:text-box>
        </draw:frame>
        <draw:frame draw:style-name="gr52" draw:text-style-name="P12" draw:layer="layout" svg:width="11.961cm" svg:height="0.422cm" svg:x="2.305cm" svg:y="20.874cm">
          <draw:text-box>
            <text:p text:style-name="P11"><text:span text:style-name="T24">3. Connect the database and make categories and database for users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1cm" svg:height="35.562cm" svg:x="0cm" svg:y="-0.003cm" svg:viewBox="0 0 21592 35563" draw:points="0,0 21592,0 21592,35563 0,35563">
          <text:p/>
        </draw:polygon>
        <draw:frame draw:style-name="gr29" draw:text-style-name="P33" draw:layer="layout" svg:width="0.789cm" svg:height="0.632cm" svg:x="1.416cm" svg:y="2.141cm">
          <draw:text-box draw:corner-radius="0.489cm">
            <text:p text:style-name="P2"><text:span text:style-name="T14">2.6</text:span></text:p>
          </draw:text-box>
        </draw:frame>
        <draw:frame draw:style-name="gr53" draw:text-style-name="P8" draw:layer="layout" svg:width="5.683cm" svg:height="0.721cm" svg:x="2.587cm" svg:y="2.069cm">
          <draw:text-box>
            <text:p text:style-name="P18"><text:span text:style-name="T15">Visual studio code</text:span></text:p>
          </draw:text-box>
        </draw:frame>
        <draw:frame draw:style-name="gr31" draw:text-style-name="P19" draw:layer="layout" svg:width="6.966cm" svg:height="0.556cm" svg:x="1.416cm" svg:y="4.071cm">
          <draw:text-box>
            <text:p text:style-name="P2"><text:span text:style-name="T16">2.6.1 Software characteristics</text:span></text:p>
          </draw:text-box>
        </draw:frame>
        <draw:frame draw:style-name="gr54" draw:text-style-name="P12" draw:layer="layout" svg:width="19.039cm" svg:height="2.008cm" svg:x="1.281cm" svg:y="4.977cm">
          <draw:text-box>
            <text:p text:style-name="P11"><text:span text:style-name="T8">Visual Studio Code (VS Code) is a lightweight <text:s/>powerful source code editor developed by Microsoft. It supports various programming </text:span></text:p>
            <text:p text:style-name="P11"><text:span text:style-name="T8">languages and extensions, making it highly customizable for different development workflows.</text:span></text:p>
            <text:p text:style-name="P11"><text:span text:style-name="T8"/></text:p>
          </draw:text-box>
        </draw:frame>
        <draw:frame draw:style-name="gr33" draw:text-style-name="P19" draw:layer="layout" svg:width="4.155cm" svg:height="0.556cm" svg:x="1.27cm" svg:y="6.391cm">
          <draw:text-box>
            <text:p text:style-name="P2"><text:span text:style-name="T16">2.6.2 Justification</text:span></text:p>
          </draw:text-box>
        </draw:frame>
        <draw:frame draw:style-name="gr34" draw:text-style-name="P19" draw:layer="layout" svg:width="6.081cm" svg:height="0.556cm" svg:x="1.27cm" svg:y="8.226cm">
          <draw:text-box>
            <text:p text:style-name="P2"><text:span text:style-name="T16">2.6.3 Software installation</text:span></text:p>
          </draw:text-box>
        </draw:frame>
        <draw:frame draw:style-name="gr55" draw:text-style-name="P12" draw:layer="layout" svg:width="12.774cm" svg:height="0.422cm" svg:x="1.905cm" svg:y="9.011cm">
          <draw:text-box>
            <text:p text:style-name="P11"><text:span text:style-name="T24">1. Visit the official Visual Studio Code website at <text:s/>https://code.visualstudio.com/download</text:span></text:p>
          </draw:text-box>
        </draw:frame>
        <draw:frame draw:style-name="gr56" draw:text-style-name="P12" draw:layer="layout" svg:width="9.455cm" svg:height="0.422cm" svg:x="1.905cm" svg:y="9.819cm">
          <draw:text-box>
            <text:p text:style-name="P11"><text:span text:style-name="T24">2. <text:s/>Download the latest version for your operating system. </text:span></text:p>
          </draw:text-box>
        </draw:frame>
        <draw:frame draw:style-name="gr57" draw:text-style-name="P20" draw:layer="layout" svg:width="10.794cm" svg:height="0.941cm" svg:x="1.806cm" svg:y="13.346cm">
          <draw:text-box>
            <text:p text:style-name="P11"><text:span text:style-name="T7">No additional configuration is needed for Visual Studio Code </text:span></text:p>
          </draw:text-box>
        </draw:frame>
        <draw:frame draw:style-name="gr58" draw:text-style-name="P12" draw:layer="layout" svg:width="10.577cm" svg:height="0.422cm" svg:x="1.805cm" svg:y="7.362cm">
          <draw:text-box>
            <text:p text:style-name="P11"><text:span text:style-name="T24">VS Code enables users to launch the app locally and edit parts of the code. </text:span></text:p>
          </draw:text-box>
        </draw:frame>
        <draw:frame draw:style-name="gr51" draw:text-style-name="P12" draw:layer="layout" svg:width="9.104cm" svg:height="0.422cm" svg:x="1.908cm" svg:y="10.642cm">
          <draw:text-box>
            <text:p text:style-name="P11"><text:span text:style-name="T24">3. Run the installer file you downloaded. </text:span></text:p>
          </draw:text-box>
        </draw:frame>
        <draw:frame draw:style-name="gr59" draw:text-style-name="P20" draw:layer="layout" svg:width="10.349cm" svg:height="0.74cm" svg:x="1.805cm" svg:y="11.489cm">
          <draw:text-box>
            <text:p text:style-name="P11"><text:span text:style-name="T24"><text:s/></text:span><text:span text:style-name="T24">4. Follow the on-screen instructions to complete the installation process. </text:span></text:p>
          </draw:text-box>
        </draw:frame>
        <draw:frame draw:style-name="gr37" draw:text-style-name="P19" draw:layer="layout" svg:width="6.631cm" svg:height="0.556cm" svg:x="1.487cm" svg:y="12.547cm">
          <draw:text-box>
            <text:p text:style-name="P2"><text:span text:style-name="T16">2.6.4 Software configuration</text:span></text:p>
          </draw:text-box>
        </draw:frame>
        <draw:frame draw:style-name="gr53" draw:text-style-name="P8" draw:layer="layout" svg:width="5.683cm" svg:height="0.721cm" svg:x="2.573cm" svg:y="14.837cm">
          <draw:text-box>
            <text:p text:style-name="P18"><text:span text:style-name="T15">Firebase</text:span></text:p>
          </draw:text-box>
        </draw:frame>
        <draw:frame draw:style-name="gr29" draw:text-style-name="P33" draw:layer="layout" svg:width="0.789cm" svg:height="0.632cm" svg:x="1.617cm" svg:y="14.841cm">
          <draw:text-box draw:corner-radius="0.489cm">
            <text:p text:style-name="P2"><text:span text:style-name="T14">2.7</text:span></text:p>
          </draw:text-box>
        </draw:frame>
        <draw:frame draw:style-name="gr60" draw:text-style-name="P34" draw:layer="layout" svg:width="6.966cm" svg:height="0.557cm" svg:x="1.924cm" svg:y="15.875cm">
          <draw:text-box>
            <text:p><text:span text:style-name="T16">2.7.1 Software characteristics</text:span></text:p>
          </draw:text-box>
        </draw:frame>
        <draw:frame draw:style-name="gr61" draw:text-style-name="P36" draw:layer="layout" svg:width="19.255cm" svg:height="1.407cm" svg:x="1.683cm" svg:y="16.628cm">
          <draw:text-box>
            <text:p text:style-name="P35"><text:span text:style-name="T9">The Firebase Realtime Database is a cloud-hosted NoSQL database that lets organizations store and sync data in real time across all of their users' devices. </text:span> </text:p>
          </draw:text-box>
        </draw:frame>
        <draw:frame draw:style-name="gr33" draw:text-style-name="P19" draw:layer="layout" svg:width="4.155cm" svg:height="0.556cm" svg:x="1.588cm" svg:y="18.297cm">
          <draw:text-box>
            <text:p text:style-name="P2"><text:span text:style-name="T16">2.7.2 Justification</text:span></text:p>
          </draw:text-box>
        </draw:frame>
        <draw:frame draw:style-name="gr62" draw:text-style-name="P12" draw:layer="layout" svg:width="19.268cm" svg:height="0.952cm" svg:x="1.587cm" svg:y="19.05cm">
          <draw:text-box>
            <text:p text:style-name="P11"><text:span text:style-name="T9">offers flexibility in data modeling, allowing us to store and retrieve data structures easily. </text:span></text:p>
          </draw:text-box>
        </draw:frame>
        <draw:frame draw:style-name="gr63" draw:text-style-name="P37" draw:layer="layout" svg:width="6.081cm" svg:height="0.937cm" svg:x="1.54cm" svg:y="19.838cm">
          <draw:text-box>
            <text:p><text:span text:style-name="T16">2.7.3</text:span> <text:span text:style-name="T16">installation</text:span></text:p>
          </draw:text-box>
        </draw:frame>
        <draw:frame draw:style-name="gr49" draw:text-style-name="P12" draw:layer="layout" svg:width="5.15cm" svg:height="0.422cm" svg:x="2.004cm" svg:y="20.962cm">
          <draw:text-box>
            <text:p text:style-name="P11"><text:span text:style-name="T24">1. Visit https://firebase.google.com/</text:span></text:p>
          </draw:text-box>
        </draw:frame>
        <draw:frame draw:style-name="gr51" draw:text-style-name="P12" draw:layer="layout" svg:width="9.104cm" svg:height="0.422cm" svg:x="2.004cm" svg:y="21.57cm">
          <draw:text-box>
            <text:p text:style-name="P11"><text:span text:style-name="T24">2. Create account firebase and sign in</text:span></text:p>
          </draw:text-box>
        </draw:frame>
        <draw:frame draw:style-name="gr52" draw:text-style-name="P12" draw:layer="layout" svg:width="11.961cm" svg:height="0.422cm" svg:x="2.006cm" svg:y="22.174cm">
          <draw:text-box>
            <text:p text:style-name="P11"><text:span text:style-name="T24">3. Use for users google authentication </text:span></text:p>
          </draw:text-box>
        </draw:frame>
        <draw:frame draw:style-name="gr37" draw:text-style-name="P19" draw:layer="layout" svg:width="6.631cm" svg:height="0.556cm" svg:x="1.588cm" svg:y="23.207cm">
          <draw:text-box>
            <text:p text:style-name="P2"><text:span text:style-name="T16">2.7.4 Software configuration</text:span></text:p>
          </draw:text-box>
        </draw:frame>
        <draw:frame draw:style-name="gr50" draw:text-style-name="P22" draw:layer="layout" svg:width="8.913cm" svg:height="0.471cm" svg:x="1.907cm" svg:y="24.099cm">
          <draw:text-box>
            <text:p text:style-name="P21"><text:span text:style-name="T10">No additional configuration is needed for Firebas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1cm" svg:height="35.562cm" svg:x="-0.002cm" svg:y="0cm" svg:viewBox="0 0 21592 35563" draw:points="0,0 21592,0 21592,35563 0,35563">
          <text:p/>
        </draw:polygon>
        <draw:frame draw:style-name="gr64" draw:text-style-name="P15" draw:layer="layout" svg:width="0.567cm" svg:height="0.628cm" svg:x="3.612cm" svg:y="2.094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0.422cm" svg:height="0.471cm" svg:x="2.639cm" svg:y="2.971cm">
          <draw:text-box>
            <text:p text:style-name="P2"><text:span text:style-name="T17">.</text:span></text:p>
          </draw:text-box>
        </draw:frame>
        <draw:frame draw:style-name="gr3" draw:text-style-name="P4" draw:layer="layout" svg:width="0.422cm" svg:height="0.471cm" svg:x="3.274cm" svg:y="2.971cm">
          <draw:text-box>
            <text:p text:style-name="P2"><text:span text:style-name="T17">.</text:span></text:p>
          </draw:text-box>
        </draw:frame>
        <draw:frame draw:style-name="gr19" draw:text-style-name="P8" draw:layer="layout" svg:width="0.641cm" svg:height="0.713cm" svg:x="2.004cm" svg:y="5.82cm">
          <draw:text-box>
            <text:p text:style-name="P2"><text:span text:style-name="T6">3</text:span></text:p>
          </draw:text-box>
        </draw:frame>
        <draw:frame draw:style-name="gr65" draw:text-style-name="P8" draw:layer="layout" svg:width="2.538cm" svg:height="0.713cm" svg:x="3.256cm" svg:y="5.82cm">
          <draw:text-box>
            <text:p text:style-name="P2"><text:span text:style-name="T6">Database</text:span></text:p>
          </draw:text-box>
        </draw:frame>
        <draw:frame draw:style-name="gr66" draw:text-style-name="P10" draw:layer="layout" svg:width="13.341cm" svg:height="0.471cm" svg:x="3.274cm" svg:y="6.763cm">
          <draw:text-box>
            <text:p text:style-name="P9"><text:span text:style-name="T9">Not applicable because my database is in the cloud (Online)on Mongodb Atlas</text:span></text:p>
          </draw:text-box>
        </draw:frame>
        <draw:frame draw:style-name="gr19" draw:text-style-name="P8" draw:layer="layout" svg:width="0.641cm" svg:height="0.713cm" svg:x="1.918cm" svg:y="7.937cm">
          <draw:text-box>
            <text:p text:style-name="P2"><text:span text:style-name="T6">4</text:span></text:p>
          </draw:text-box>
        </draw:frame>
        <draw:frame draw:style-name="gr67" draw:text-style-name="P8" draw:layer="layout" svg:width="11.724cm" svg:height="0.713cm" svg:x="3.17cm" svg:y="7.937cm">
          <draw:text-box>
            <text:p text:style-name="P2"><text:span text:style-name="T6">Application – working on a local computer</text:span></text:p>
          </draw:text-box>
        </draw:frame>
        <draw:frame draw:style-name="gr68" draw:text-style-name="P8" draw:layer="layout" svg:width="0.806cm" svg:height="0.713cm" svg:x="1.918cm" svg:y="9.239cm">
          <draw:text-box>
            <text:p text:style-name="P2"><text:span text:style-name="T6">4.1</text:span></text:p>
          </draw:text-box>
        </draw:frame>
        <draw:frame draw:style-name="gr69" draw:text-style-name="P8" draw:layer="layout" svg:width="10.01cm" svg:height="0.713cm" svg:x="3.17cm" svg:y="9.239cm">
          <draw:text-box>
            <text:p text:style-name="P2"><text:span text:style-name="T6">Connection with the database server</text:span></text:p>
          </draw:text-box>
        </draw:frame>
        <draw:frame draw:style-name="gr68" draw:text-style-name="P8" draw:layer="layout" svg:width="0.806cm" svg:height="0.713cm" svg:x="1.734cm" svg:y="12.7cm">
          <draw:text-box>
            <text:p text:style-name="P2"><text:span text:style-name="T6">4.2</text:span></text:p>
          </draw:text-box>
        </draw:frame>
        <draw:frame draw:style-name="gr70" draw:text-style-name="P38" draw:layer="layout" svg:width="5.256cm" svg:height="0.713cm" svg:x="2.986cm" svg:y="12.7cm">
          <draw:text-box>
            <text:p text:style-name="P2"><text:span text:style-name="T6">Editing the sources</text:span></text:p>
          </draw:text-box>
        </draw:frame>
        <draw:frame draw:style-name="gr71" draw:text-style-name="P40" draw:layer="layout" svg:width="17.033cm" svg:height="0.471cm" svg:x="3.004cm" svg:y="13.64cm">
          <draw:text-box>
            <text:p text:style-name="P39"><text:span text:style-name="T25">1. open <text:s/>the folder </text:span><text:span text:style-name="T7">final project\shop-frontend on visual studio code and start editing.</text:span><text:span text:style-name="T25"> </text:span></text:p>
          </draw:text-box>
        </draw:frame>
        <draw:frame draw:style-name="gr72" draw:text-style-name="P41" draw:layer="layout" svg:width="0.794cm" svg:height="0.704cm" svg:x="1.734cm" svg:y="16.732cm">
          <draw:text-box>
            <text:p text:style-name="P2"><text:span text:style-name="T26">4.3</text:span></text:p>
          </draw:text-box>
        </draw:frame>
        <draw:frame draw:style-name="gr73" draw:text-style-name="P41" draw:layer="layout" svg:width="6.53cm" svg:height="0.704cm" svg:x="2.986cm" svg:y="16.732cm">
          <draw:text-box>
            <text:p text:style-name="P2"><text:span text:style-name="T26">Building the application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4</text:span></text:p>
          </draw:text-box>
        </draw:frame>
        <draw:line draw:style-name="gr74" draw:text-style-name="P42" draw:layer="layout" svg:x1="2.54cm" svg:y1="10.553cm" svg:x2="20.147cm" svg:y2="10.553cm">
          <text:p/>
        </draw:line>
        <draw:line draw:style-name="gr74" draw:text-style-name="P42" draw:layer="layout" svg:x1="2.54cm" svg:y1="11.738cm" svg:x2="20.147cm" svg:y2="11.738cm">
          <text:p/>
        </draw:line>
        <draw:line draw:style-name="gr74" draw:text-style-name="P42" draw:layer="layout" svg:x1="2.549cm" svg:y1="10.544cm" svg:x2="2.549cm" svg:y2="11.747cm">
          <text:p/>
        </draw:line>
        <draw:line draw:style-name="gr74" draw:text-style-name="P42" draw:layer="layout" svg:x1="10.641cm" svg:y1="10.544cm" svg:x2="10.641cm" svg:y2="11.747cm">
          <text:p/>
        </draw:line>
        <draw:line draw:style-name="gr74" draw:text-style-name="P42" draw:layer="layout" svg:x1="20.138cm" svg:y1="10.544cm" svg:x2="20.138cm" svg:y2="11.747cm">
          <text:p/>
        </draw:line>
        <draw:frame draw:style-name="gr75" draw:text-style-name="P4" draw:layer="layout" svg:width="7.868cm" svg:height="0.471cm" svg:x="2.652cm" svg:y="10.922cm">
          <draw:text-box>
            <text:p text:style-name="P2"><text:span text:style-name="T2">The path to the file "database_connection.txt":</text:span></text:p>
          </draw:text-box>
        </draw:frame>
        <draw:frame draw:style-name="gr76" draw:text-style-name="P10" draw:layer="layout" svg:width="9.006cm" svg:height="0.941cm" svg:x="11.122cm" svg:y="10.941cm">
          <draw:text-box>
            <text:p text:style-name="P9"><text:span text:style-name="T7">final project\shop-backend\index.js</text:span></text:p>
          </draw:text-box>
        </draw:frame>
        <draw:frame draw:style-name="gr77" draw:text-style-name="P44" draw:layer="layout" svg:width="8.255cm" svg:height="0.556cm" svg:x="3.175cm" svg:y="17.78cm">
          <draw:text-box>
            <text:p text:style-name="P43"><text:span text:style-name="T16">4.1.1.1 Server Side:</text:span></text:p>
          </draw:text-box>
        </draw:frame>
        <draw:frame draw:style-name="gr77" draw:text-style-name="P44" draw:layer="layout" svg:width="8.255cm" svg:height="0.556cm" svg:x="3.393cm" svg:y="24.134cm">
          <draw:text-box>
            <text:p text:style-name="P43"><text:span text:style-name="T16">4.1.1.2 Client Side:</text:span></text:p>
          </draw:text-box>
        </draw:frame>
        <draw:frame draw:style-name="gr71" draw:text-style-name="P40" draw:layer="layout" svg:width="17.033cm" svg:height="0.471cm" svg:x="3.035cm" svg:y="14.436cm">
          <draw:text-box>
            <text:p text:style-name="P39"><text:span text:style-name="T25">2. open <text:s/>the folder </text:span><text:span text:style-name="T7">final project\shop-backend on visual studio code and start editing.</text:span><text:span text:style-name="T25"> </text:span></text:p>
          </draw:text-box>
        </draw:frame>
        <draw:frame draw:style-name="gr78" draw:text-style-name="P20" draw:layer="layout" svg:width="24.102cm" svg:height="4.921cm" svg:x="3.203cm" svg:y="18.615cm">
          <draw:text-box>
            <text:p text:style-name="P11"><text:span text:style-name="T7">Sign Up or Log In for a Vercel account</text:span></text:p>
            <text:p text:style-name="P11"><text:span text:style-name="T7">We need the Vercel CLI to deploy project. Install it globally using npm: "</text:span><text:span text:style-name="T13">npm install -g vercel</text:span><text:span text:style-name="T7">"</text:span></text:p>
            <text:p text:style-name="P11"><text:span text:style-name="T7">Navigate to Node.js backend project directory and initialize it with Vercel: " <text:s/></text:span><text:span text:style-name="T13">vercel init</text:span><text:span text:style-name="T7"> "</text:span></text:p>
            <text:p text:style-name="P11"><text:span text:style-name="T7">Once your project is initialized, you can deploy it to Vercel with the following command: <text:s/>" </text:span><text:span text:style-name="T13">vercel</text:span><text:span text:style-name="T7"> "</text:span></text:p>
            <text:p text:style-name="P11"><text:span text:style-name="T7">Vercel will provide URL and status updates as project is deployed. Once deployment is complete,</text:span></text:p>
            <text:p text:style-name="P11"><text:span text:style-name="T7"><text:s/></text:span><text:span text:style-name="T7">we can access backend via the provided URL.</text:span></text:p>
          </draw:text-box>
        </draw:frame>
        <draw:frame draw:style-name="gr79" draw:text-style-name="P20" draw:layer="layout" svg:width="16.892cm" svg:height="8.002cm" svg:x="3.338cm" svg:y="25.018cm">
          <draw:text-box>
            <text:p text:style-name="P11"><text:span text:style-name="T7">Sign Up or Log In for a Vercel account</text:span></text:p>
            <text:p text:style-name="P11"><text:span text:style-name="T7">we need the Vercel CLI to deploy project. Install it globally using npm: " </text:span><text:span text:style-name="T13">npm install -g vercel</text:span><text:span text:style-name="T7"> "</text:span></text:p>
            <text:p text:style-name="P11"><text:span text:style-name="T7">Navigate to Project Directory: Make sure we are in frontend project directory</text:span></text:p>
            <text:p text:style-name="P11"><text:span text:style-name="T7">Before deploying, make sure to build <text:s/>frontend project for production. </text:span></text:p>
            <text:p text:style-name="P11"><text:span text:style-name="T7">For example, if <text:s/>using React, run: " </text:span><text:span text:style-name="T13">npm run build</text:span><text:span text:style-name="T7"> "</text:span></text:p>
            <text:p text:style-name="P11"><text:span text:style-name="T7">Deploy Your Project: Once your project is built, you can deploy it to Vercel </text:span></text:p>
            <text:p text:style-name="P11"><text:span text:style-name="T7">with the following command: <text:s/>" </text:span><text:span text:style-name="T13">vercel</text:span><text:span text:style-name="T7"> "</text:span></text:p>
            <text:p text:style-name="P11"><text:span text:style-name="T7">Vercel will provide with a deployment URL and status updates as <text:s/>project is deployed.</text:span></text:p>
            <text:p text:style-name="P11"><text:span text:style-name="T7"><text:s/></text:span><text:span text:style-name="T7">Once deployment is complete, we can access frontend application via the provided UR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, 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, 宋体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Times New Roman1" fo:font-family="'Times New Roman'" style:font-family-generic="roman" style:font-pitch="variable" fo:font-size="12pt" fo:language="en" fo:country="US" style:letter-kerning="true" style:font-name-asian="SimSun" style:font-family-asian="SimSun, 宋体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1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24T19:04:52.268000000</dc:date>
    <meta:editing-duration>PT10H1M27S</meta:editing-duration>
    <meta:editing-cycles>10</meta:editing-cycles>
    <meta:generator>LibreOffice/24.2.1.2$Windows_X86_64 LibreOffice_project/db4def46b0453cc22e2d0305797cf981b68ef5ac</meta:generator>
    <meta:document-statistic meta:object-count="143"/>
  </office:meta>
</office:document-meta>
</file>